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13.04cm" fo:min-width="9.356cm" fo:padding-top="0.15cm" fo:padding-bottom="0.15cm" fo:padding-left="0.275cm" fo:padding-right="0.275cm"/>
    </style:style>
    <style:style style:name="gr2" style:family="graphic" style:parent-style-name="measure">
      <style:graphic-properties svg:stroke-width="0.102cm" draw:marker-start-width="0.509cm" draw:marker-end-width="0.509cm" draw:fill="solid" draw:fill-color="#ffffff" draw:textarea-horizontal-align="justify" draw:textarea-vertical-align="middle" draw:auto-grow-height="false" fo:min-height="0.766cm" fo:min-width="0.389cm" fo:padding-top="0.176cm" fo:padding-bottom="0.176cm" fo:padding-left="0.301cm" fo:padding-right="0.301cm"/>
    </style:style>
    <style:style style:name="gr3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8.836cm" fo:min-width="5.038cm" fo:padding-top="0.15cm" fo:padding-bottom="0.15cm" fo:padding-left="0.275cm" fo:padding-right="0.275cm"/>
    </style:style>
    <style:style style:name="gr4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2.036cm" fo:min-width="0cm" fo:padding-top="0.15cm" fo:padding-bottom="0.15cm" fo:padding-left="0.275cm" fo:padding-right="0.275cm"/>
    </style:style>
    <style:style style:name="gr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949cm" fo:min-width="1.869cm"/>
    </style:style>
    <style:style style:name="gr6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335cm" fo:min-width="0cm" fo:padding-top="0.15cm" fo:padding-bottom="0.15cm" fo:padding-left="0.275cm" fo:padding-right="0.275cm"/>
    </style:style>
    <style:style style:name="gr7" style:family="graphic" style:parent-style-name="measure">
      <style:graphic-properties draw:fill="solid" draw:fill-color="#000000" draw:textarea-horizontal-align="justify" draw:textarea-vertical-align="middle" draw:auto-grow-height="false" fo:min-height="0.004cm" fo:min-width="0cm"/>
    </style:style>
    <style:style style:name="gr8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75cm" fo:min-width="0.806cm"/>
    </style:style>
    <style:style style:name="gr11" style:family="graphic" style:parent-style-name="measure">
      <style:graphic-properties svg:stroke-width="0.102cm" draw:marker-start-width="0.509cm" draw:marker-end-width="0.509cm" draw:fill="solid" draw:fill-color="#ffffff" draw:textarea-horizontal-align="justify" draw:textarea-vertical-align="middle" draw:auto-grow-height="false" fo:min-height="0.664cm" fo:min-width="0.287cm" fo:padding-top="0.176cm" fo:padding-bottom="0.176cm" fo:padding-left="0.301cm" fo:padding-right="0.301cm"/>
    </style:style>
    <style:style style:name="gr12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1.6cm" fo:min-width="0cm" fo:padding-top="0.15cm" fo:padding-bottom="0.15cm" fo:padding-left="0.275cm" fo:padding-right="0.275cm"/>
    </style:style>
    <style:style style:name="gr13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081cm" fo:min-width="3.841cm" fo:padding-top="0.15cm" fo:padding-bottom="0.15cm" fo:padding-left="0.275cm" fo:padding-right="0.275cm"/>
    </style:style>
    <style:style style:name="gr1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949cm" fo:min-width="2.504cm"/>
    </style:style>
    <style:style style:name="gr1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949cm" fo:min-width="1.107cm"/>
    </style:style>
    <style:style style:name="gr16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716cm" fo:min-width="2.752cm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measure">
      <style:graphic-properties draw:textarea-horizontal-align="justify" draw:textarea-vertical-align="middle" draw:auto-grow-height="false" fo:min-height="3.814cm" fo:min-width="1.659cm"/>
    </style:style>
    <style:style style:name="gr19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208cm" fo:min-width="1.101cm" fo:padding-top="0.15cm" fo:padding-bottom="0.15cm" fo:padding-left="0.275cm" fo:padding-right="0.275cm"/>
    </style:style>
    <style:style style:name="gr20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319cm" fo:min-width="0.459cm"/>
    </style:style>
    <style:style style:name="gr21" style:family="graphic" style:parent-style-name="measure">
      <style:graphic-properties draw:textarea-horizontal-align="justify" draw:textarea-vertical-align="middle" draw:auto-grow-height="false" fo:min-height="0.004cm" fo:min-width="0.135cm"/>
    </style:style>
    <style:style style:name="gr22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319cm" fo:min-width="0.303cm"/>
    </style:style>
    <style:style style:name="gr23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2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949cm" fo:min-width="1.92cm"/>
    </style:style>
    <style:style style:name="gr25" style:family="graphic" style:parent-style-name="measure">
      <style:graphic-properties draw:stroke="none" svg:stroke-color="#000000" draw:fill="none" draw:fill-color="#ffffff" draw:textarea-horizontal-align="center" draw:textarea-vertical-align="middle" draw:auto-grow-height="true" draw:auto-grow-width="true" fo:min-height="0.949cm" fo:min-width="0.518cm" fo:padding-top="0cm" fo:padding-bottom="0cm" fo:padding-left="0cm" fo:padding-right="0cm"/>
    </style:style>
    <style:style style:name="gr26" style:family="graphic" style:parent-style-name="measure">
      <style:graphic-properties draw:stroke="none" svg:stroke-color="#000000" draw:fill="none" draw:fill-color="#ffffff" draw:textarea-horizontal-align="center" draw:textarea-vertical-align="middle" draw:auto-grow-height="true" draw:auto-grow-width="true" fo:min-height="0.475cm" fo:min-width="2.898cm" fo:padding-top="0cm" fo:padding-bottom="0cm" fo:padding-left="0cm" fo:padding-right="0cm"/>
    </style:style>
    <style:style style:name="gr27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4.907cm" fo:min-width="2.879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23cm" fo:min-width="0cm" fo:padding-top="0cm" fo:padding-bottom="0cm" fo:padding-left="0cm" fo:padding-right="0cm"/>
    </style:style>
    <style:style style:name="gr29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30" style:family="graphic" style:parent-style-name="objectwithoutfill">
      <style:graphic-properties svg:stroke-color="#000000" draw:marker-start="Arrow" draw:marker-end="" draw:marker-end-width="0.3cm" draw:fill="none" draw:textarea-vertical-align="middle"/>
    </style:style>
    <style:style style:name="gr31" style:family="graphic" style:parent-style-name="objectwithoutfill">
      <style:graphic-properties svg:stroke-color="#000000" draw:marker-start="Arrow" draw:marker-end="" draw:marker-end-width="0.20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2.671cm"/>
    </style:style>
    <style:style style:name="gr33" style:family="graphic" style:parent-style-name="standard">
      <style:graphic-properties draw:textarea-horizontal-align="justify" draw:textarea-vertical-align="middle" draw:auto-grow-height="false" fo:min-height="2.036cm" fo:min-width="1.632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351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0.475cm" fo:padding-top="0.102cm" fo:padding-bottom="0.102cm" fo:padding-left="0cm" fo:padding-right="0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0.789cm" fo:min-width="2.032cm" fo:padding-top="0cm" fo:padding-bottom="0cm" fo:padding-left="0cm" fo:padding-right="0cm"/>
    </style:style>
    <style:style style:name="gr37" style:family="graphic" style:parent-style-name="standard">
      <style:graphic-properties svg:stroke-color="#000000" draw:marker-start="" draw:marker-start-center="true" draw:marker-end="Circle" draw:marker-end-width="0.152cm" draw:marker-end-center="true" draw:textarea-vertical-align="middle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svg:stroke-color="#000000" draw:marker-end="Circle" draw:marker-end-width="0.152cm" draw:marker-end-center="true" draw:textarea-vertical-align="middle"/>
    </style:style>
    <style:style style:name="gr40" style:family="graphic" style:parent-style-name="standard">
      <style:graphic-properties draw:stroke="dash" draw:stroke-dash="Fine_20_Dashed" svg:stroke-width="0.051cm" svg:stroke-color="#000000" draw:marker-start-width="0.355cm" draw:marker-end-width="0.355cm" draw:textarea-horizontal-align="justify" draw:textarea-vertical-align="middle" draw:auto-grow-height="false" fo:min-height="11.688cm" fo:min-width="4.32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13.34cm" svg:x="15.622cm" svg:y="3.413cm">
          <text:p text:style-name="P1">Swarmbee boa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1.016cm" svg:x="21.464cm" svg:y="16.118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9.136cm" svg:x="3.413cm" svg:y="7.35cm">
          <text:p text:style-name="P1">Arduino Mega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381cm" svg:height="2.286cm" svg:x="15.876cm" svg:y="6.72cm">
          <draw:glue-point draw:id="4" svg:x="-5.433cm" svg:y="-3.355cm"/>
          <draw:glue-point draw:id="5" svg:x="-5.433cm" svg:y="-1.688cm"/>
          <draw:glue-point draw:id="6" svg:x="-5.433cm" svg:y="2.2cm"/>
          <draw:glue-point draw:id="7" svg:x="-5.433cm" svg:y="3.867cm"/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369cm" svg:height="1.199cm" svg:x="15.852cm" svg:y="4.429cm">
          <draw:text-box>
            <text:p text:style-name="P1">Host</text:p>
            <text:p text:style-name="P1">connector</text:p>
          </draw:text-box>
        </draw:frame>
        <draw:g>
          <draw:custom-shape draw:style-name="gr6" draw:text-style-name="P1" draw:layer="layout" svg:width="0.508cm" svg:height="0.635cm" svg:x="20.321cm" svg:y="15.73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0.254cm" svg:height="0.254cm" svg:x="20.448cm" svg:y="15.864cm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8" draw:text-style-name="P5" draw:layer="layout" svg:x1="20.448cm" svg:y1="16.118cm" svg:x2="20.702cm" svg:y2="16.118cm">
              <text:p/>
            </draw:line>
          </draw:g>
        </draw:g>
        <draw:g>
          <draw:custom-shape draw:style-name="gr6" draw:text-style-name="P1" draw:layer="layout" svg:width="0.508cm" svg:height="0.635cm" draw:transform="rotate (-1.5707963267949) translate (16.765cm 9.387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4" draw:layer="layout" svg:width="0.254cm" svg:height="0.254cm" draw:transform="rotate (1.5707963267949) translate (16.384cm 9.768cm)">
              <text:p/>
  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8" draw:text-style-name="P5" draw:layer="layout" svg:x1="16.384cm" svg:y1="9.514cm" svg:x2="16.384cm" svg:y2="9.768cm">
              <text:p/>
            </draw:line>
          </draw:g>
        </draw:g>
        <draw:line draw:style-name="gr9" draw:text-style-name="P5" draw:layer="layout" svg:x1="17.078cm" svg:y1="5.445cm" svg:x2="16.189cm" svg:y2="6.715cm">
          <text:p/>
        </draw:line>
        <draw:frame draw:style-name="gr10" draw:text-style-name="P6" draw:layer="layout" svg:width="1.306cm" svg:height="0.725cm" svg:x="19.056cm" svg:y="15.732cm">
          <draw:text-box>
            <text:p>led3</text:p>
          </draw:text-box>
        </draw:frame>
        <draw:frame draw:style-name="gr10" draw:text-style-name="P6" draw:layer="layout" svg:width="1.306cm" svg:height="0.725cm" svg:x="15.808cm" svg:y="9.89cm">
          <draw:text-box>
            <text:p>led2</text:p>
          </draw:text-box>
        </draw:frame>
        <draw:custom-shape draw:style-name="gr11" draw:text-style-name="P2" draw:layer="layout" svg:width="0.889cm" svg:height="1.016cm" svg:x="4.364cm" svg:y="16.118cm">
          <text:p text:style-name="P1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layout" svg:width="0.381cm" svg:height="1.9cm" svg:x="3.576cm" svg:y="8.92cm">
          <draw:glue-point draw:id="4" svg:x="-5.695cm" svg:y="-3.236cm"/>
          <draw:glue-point draw:id="5" svg:x="-5.695cm" svg:y="-1.231cm"/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9cm" svg:x="3.576cm" svg:y="11.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9cm" svg:x="3.576cm" svg:y="13.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9cm" svg:x="8.276cm" svg:y="8.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9cm" svg:x="8.276cm" svg:y="10.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4" draw:id="id4" draw:layer="layout" svg:width="0.381cm" svg:height="1.9cm" svg:x="8.276cm" svg:y="12.42cm">
          <draw:glue-point draw:id="4" svg:x="4.041cm" svg:y="-1.605cm"/>
          <draw:glue-point draw:id="5" svg:x="4.041cm" svg:y="1.736cm"/>
          <draw:glue-point draw:id="6" svg:x="4.041cm" svg:y="3.742cm"/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91cm" svg:height="0.381cm" svg:x="3.594cm" svg:y="7.461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3.004cm" svg:height="1.199cm" svg:x="5.743cm" svg:y="14.589cm">
          <draw:text-box>
            <text:p text:style-name="P1">Power pins</text:p>
            <text:p text:style-name="P1">Gnd, 5v</text:p>
          </draw:text-box>
        </draw:frame>
        <draw:line draw:style-name="gr9" draw:text-style-name="P5" draw:layer="layout" svg:x1="6.969cm" svg:y1="14.716cm" svg:x2="8.239cm" svg:y2="13.573cm">
          <text:p/>
        </draw:line>
        <draw:frame draw:style-name="gr15" draw:text-style-name="P3" draw:layer="layout" svg:width="1.607cm" svg:height="1.199cm" svg:x="1.298cm" svg:y="10.652cm">
          <draw:text-box>
            <text:p text:style-name="P1">Tx,Rx</text:p>
            <text:p text:style-name="P1">pins</text:p>
          </draw:text-box>
        </draw:frame>
        <draw:line draw:style-name="gr9" draw:text-style-name="P5" draw:layer="layout" svg:x1="2.397cm" svg:y1="10.779cm" svg:x2="3.54cm" svg:y2="10.017cm">
          <text:p/>
        </draw:line>
        <draw:custom-shape draw:style-name="gr16" draw:text-style-name="P1" draw:layer="layout" svg:width="3.302cm" svg:height="1.016cm" svg:x="3.18cm" svg:y="18.514cm">
          <text:p text:style-name="P1">Host computer</text:p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4.831cm" svg:y1="18.514cm" svg:x2="4.831cm" svg:y2="17.117cm">
          <text:p/>
        </draw:line>
        <draw:custom-shape draw:style-name="gr18" draw:text-style-name="P1" draw:layer="layout" svg:width="2.159cm" svg:height="4.064cm" svg:x="19.491cm" svg:y="4.8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651cm" svg:height="0.508cm" svg:x="19.691cm" svg:y="11.668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0.959cm" svg:height="0.569cm" svg:x="21.223cm" svg:y="11.668cm">
          <draw:text-box>
            <text:p><text:span text:style-name="T2">x12</text:span></text:p>
          </draw:text-box>
        </draw:frame>
        <draw:custom-shape draw:style-name="gr21" draw:text-style-name="P1" draw:layer="layout" svg:width="0.635cm" svg:height="0.254cm" svg:x="23.682cm" svg:y="12.684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0.803cm" svg:height="0.569cm" svg:x="24.224cm" svg:y="12.569cm">
          <draw:text-box>
            <text:p><text:span text:style-name="T2">x8</text:span></text:p>
          </draw:text-box>
        </draw:frame>
        <draw:frame draw:style-name="gr22" draw:text-style-name="P7" draw:layer="layout" svg:width="0.803cm" svg:height="0.569cm" svg:x="24.225cm" svg:y="13.07cm">
          <draw:text-box>
            <text:p><text:span text:style-name="T2">x7</text:span></text:p>
          </draw:text-box>
        </draw:frame>
        <draw:g>
          <draw:custom-shape draw:style-name="gr21" draw:text-style-name="P1" draw:layer="layout" svg:width="0.635cm" svg:height="0.254cm" svg:x="23.682cm" svg:y="13.184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5" draw:layer="layout" svg:x1="23.809cm" svg:y1="13.327cm" svg:x2="24.19cm" svg:y2="13.327cm">
            <text:p/>
          </draw:line>
        </draw:g>
        <draw:g>
          <draw:custom-shape draw:style-name="gr21" draw:text-style-name="P1" draw:layer="layout" svg:width="0.635cm" svg:height="0.254cm" draw:transform="rotate (-1.5707963267949) translate (24.529cm 8.309cm)">
            <text:p/>
            <draw:enhanced-geometry svg:viewBox="0 0 21600 21600" draw:type="rectangle" draw:enhanced-path="M 0 0 L 21600 0 21600 21600 0 21600 0 0 Z N"/>
          </draw:custom-shape>
          <draw:line draw:style-name="gr23" draw:text-style-name="P5" draw:layer="layout" svg:x1="24.386cm" svg:y1="8.436cm" svg:x2="24.386cm" svg:y2="8.817cm">
            <text:p/>
          </draw:line>
        </draw:g>
        <draw:frame draw:style-name="gr22" draw:text-style-name="P7" draw:layer="layout" svg:width="0.803cm" svg:height="0.569cm" svg:x="24.025cm" svg:y="7.87cm">
          <draw:text-box>
            <text:p><text:span text:style-name="T2">x9</text:span></text:p>
          </draw:text-box>
        </draw:frame>
        <draw:frame draw:style-name="gr24" draw:text-style-name="P3" draw:layer="layout" svg:width="2.42cm" svg:height="1.199cm" svg:x="16.182cm" svg:y="11.358cm">
          <draw:text-box>
            <text:p text:style-name="P1">Should be</text:p>
            <text:p text:style-name="P1">ON</text:p>
          </draw:text-box>
        </draw:frame>
        <draw:frame draw:style-name="gr24" draw:text-style-name="P3" draw:layer="layout" svg:width="2.42cm" svg:height="1.199cm" svg:x="18.441cm" svg:y="17.401cm">
          <draw:text-box>
            <text:p text:style-name="P1">Should be</text:p>
            <text:p text:style-name="P1">OFF</text:p>
          </draw:text-box>
        </draw:frame>
        <draw:line draw:style-name="gr9" draw:text-style-name="P5" draw:layer="layout" svg:x1="17.332cm" svg:y1="11.541cm" svg:x2="16.697cm" svg:y2="10.525cm">
          <text:p/>
        </draw:line>
        <draw:line draw:style-name="gr9" draw:text-style-name="P5" draw:layer="layout" svg:x1="19.491cm" svg:y1="17.51cm" svg:x2="20.38cm" svg:y2="16.494cm">
          <text:p/>
        </draw:line>
        <draw:frame draw:style-name="gr25" draw:text-style-name="P6" draw:layer="layout" svg:width="0.518cm" svg:height="0.949cm" svg:x="13.256cm" svg:y="5.636cm">
          <draw:text-box>
            <text:p>Tx</text:p>
            <text:p>Rx</text:p>
          </draw:text-box>
        </draw:frame>
        <draw:frame draw:style-name="gr26" draw:text-style-name="P6" draw:layer="layout" svg:width="2.898cm" svg:height="0.475cm" svg:x="10.652cm" svg:y="8.526cm">
          <draw:text-box>
            <text:p>+5v <text:s/>Gnd <text:s text:c="2"/>3.3v</text:p>
          </draw:text-box>
        </draw:frame>
        <draw:frame draw:style-name="gr25" draw:text-style-name="P6" draw:layer="layout" svg:width="0.518cm" svg:height="0.949cm" svg:x="10.456cm" svg:y="5.637cm">
          <draw:text-box>
            <text:p>Rx</text:p>
            <text:p>Tx</text:p>
          </draw:text-box>
        </draw:frame>
        <draw:custom-shape draw:style-name="gr27" draw:text-style-name="P1" xml:id="id5" draw:id="id5" draw:layer="layout" svg:width="3.429cm" svg:height="5.207cm" svg:x="10.398cm" svg:y="3.864cm">
          <draw:glue-point draw:id="4" svg:x="-3.146cm" svg:y="5.048cm"/>
          <draw:glue-point draw:id="5" svg:x="2.779cm" svg:y="5.04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8" draw:layer="layout" svg:width="3.429cm" svg:height="1.423cm" svg:x="10.398cm" svg:y="3.967cm">
          <draw:text-box>
            <text:p text:style-name="P1"><text:span text:style-name="T3">3</text:span><text:span text:style-name="T3">.</text:span><text:span text:style-name="T3">3</text:span><text:span text:style-name="T3">v</text:span><text:span text:style-name="T3">-</text:span><text:span text:style-name="T3">5</text:span><text:span text:style-name="T3">v</text:span></text:p>
            <text:p text:style-name="P1"><text:span text:style-name="T3">v</text:span><text:span text:style-name="T3">o</text:span><text:span text:style-name="T3">l</text:span><text:span text:style-name="T3">t</text:span><text:span text:style-name="T3">a</text:span><text:span text:style-name="T3">g</text:span><text:span text:style-name="T3">e</text:span></text:p>
            <text:p text:style-name="P1"><text:span text:style-name="T3">t</text:span><text:span text:style-name="T3">r</text:span><text:span text:style-name="T3">a</text:span><text:span text:style-name="T3">n</text:span><text:span text:style-name="T3">s</text:span><text:span text:style-name="T3">l</text:span><text:span text:style-name="T3">a</text:span><text:span text:style-name="T3">t</text:span><text:span text:style-name="T3">o</text:span><text:span text:style-name="T3">r</text:span></text:p>
          </draw:text-box>
        </draw:frame>
        <draw:connector draw:style-name="gr29" draw:text-style-name="P5" draw:layer="layout" svg:x1="3.576cm" svg:y1="9.256cm" svg:x2="10.398cm" svg:y2="6.456cm" draw:start-shape="id1" draw:start-glue-point="4" svg:d="M3576 9256h-527v-2800h7349" svg:viewBox="0 0 7350 2801">
          <text:p/>
        </draw:connector>
        <draw:connector draw:style-name="gr30" draw:text-style-name="P5" draw:layer="layout" draw:line-skew="-0.271cm" svg:x1="3.576cm" svg:y1="9.637cm" svg:x2="10.399cm" svg:y2="5.954cm" draw:start-shape="id1" draw:start-glue-point="5" svg:d="M3576 9637h-798v-3683h7621" svg:viewBox="0 0 7622 3684">
          <text:p/>
        </draw:connector>
        <draw:connector draw:style-name="gr29" draw:text-style-name="P5" draw:layer="layout" draw:line-skew="0.636cm" svg:x1="15.876cm" svg:y1="7.097cm" svg:x2="13.826cm" svg:y2="5.954cm" draw:start-shape="id2" draw:start-glue-point="4" svg:d="M15876 7097h-652v-1143h-1398" svg:viewBox="0 0 2051 1144">
          <text:p/>
        </draw:connector>
        <draw:connector draw:style-name="gr31" draw:text-style-name="P5" draw:layer="layout" draw:line-skew="0.382cm" svg:x1="15.876cm" svg:y1="7.478cm" svg:x2="13.826cm" svg:y2="6.335cm" draw:start-shape="id2" draw:start-glue-point="5" svg:d="M15876 7478h-906v-1143h-1144" svg:viewBox="0 0 2051 1144">
          <text:p/>
        </draw:connector>
        <draw:frame draw:style-name="gr32" draw:text-style-name="P6" draw:layer="layout" svg:width="6.858cm" svg:height="2.921cm" svg:x="2.27cm" svg:y="1.889cm">
          <draw:text-box>
            <text:p>Nanotron to Arduino Connections</text:p>
          </draw:text-box>
        </draw:frame>
        <draw:custom-shape draw:style-name="gr33" draw:text-style-name="P1" xml:id="id3" draw:id="id3" draw:layer="layout" svg:width="2.132cm" svg:height="2.286cm" svg:x="12.114cm" svg:y="10.505cm">
          <text:p/>
          <draw:enhanced-geometry svg:viewBox="0 0 21600 21600" draw:type="rectangle" draw:enhanced-path="M 0 0 L 21600 0 21600 21600 0 21600 0 0 Z N"/>
        </draw:custom-shape>
        <draw:frame draw:style-name="gr34" draw:text-style-name="P9" draw:layer="layout" svg:width="0.889cm" svg:height="0.475cm" svg:x="12.684cm" svg:y="12.303cm">
          <draw:text-box>
            <text:p><text:span text:style-name="T3">Gnd</text:span></text:p>
          </draw:text-box>
        </draw:frame>
        <draw:frame draw:style-name="gr35" draw:text-style-name="P9" draw:layer="layout" svg:width="0.635cm" svg:height="0.679cm" svg:x="12.187cm" svg:y="11.277cm">
          <draw:text-box>
            <text:p><text:span text:style-name="T3">5</text:span><text:span text:style-name="T4">v</text:span></text:p>
          </draw:text-box>
        </draw:frame>
        <draw:frame draw:style-name="gr35" draw:text-style-name="P9" draw:layer="layout" svg:width="0.848cm" svg:height="0.679cm" svg:x="13.338cm" svg:y="11.298cm">
          <draw:text-box>
            <text:p><text:span text:style-name="T3">3.3</text:span><text:span text:style-name="T4">v</text:span></text:p>
          </draw:text-box>
        </draw:frame>
        <draw:frame draw:style-name="gr36" draw:text-style-name="P11" draw:layer="layout" svg:width="2.032cm" svg:height="0.789cm" svg:x="12.176cm" svg:y="10.498cm">
          <draw:text-box>
            <text:p text:style-name="P10"><text:span text:style-name="T1">Voltage </text:span></text:p>
            <text:p><text:span text:style-name="T1">Regulator</text:span></text:p>
          </draw:text-box>
        </draw:frame>
        <draw:connector draw:style-name="gr37" draw:text-style-name="P1" draw:layer="layout" draw:line-skew="-2.068cm" svg:x1="12.112cm" svg:y1="9.071cm" svg:x2="11.557cm" svg:y2="14.065cm" svg:d="M12112 9071v429h-555v4565" svg:viewBox="0 0 556 4995">
          <text:p/>
        </draw:connector>
        <draw:connector draw:style-name="gr38" draw:text-style-name="P1" draw:layer="layout" draw:line-skew="-0.078cm" svg:x1="14.246cm" svg:y1="11.648cm" svg:x2="15.876cm" svg:y2="8.365cm" draw:start-shape="id3" draw:start-glue-point="1" draw:end-shape="id2" draw:end-glue-point="6" svg:d="M14246 11648h724v-3283h906" svg:viewBox="0 0 1631 3284">
          <text:p/>
        </draw:connector>
        <draw:connector draw:style-name="gr38" draw:text-style-name="P1" draw:layer="layout" svg:x1="8.619cm" svg:y1="13.066cm" svg:x2="11.034cm" svg:y2="9.071cm" draw:start-shape="id4" draw:start-glue-point="4" draw:end-shape="id5" draw:end-glue-point="4" svg:d="M8619 13066h2415v-3995" svg:viewBox="0 0 2416 3996">
          <text:p/>
        </draw:connector>
        <draw:connector draw:style-name="gr38" draw:text-style-name="P1" draw:layer="layout" draw:line-skew="2.958cm" svg:x1="8.619cm" svg:y1="14.08cm" svg:x2="15.876cm" svg:y2="8.746cm" draw:start-shape="id4" draw:start-glue-point="6" draw:end-shape="id2" draw:end-glue-point="7" svg:d="M8619 14080h6605v-5334h652" svg:viewBox="0 0 7258 5335">
          <text:p/>
        </draw:connector>
        <draw:connector draw:style-name="gr39" draw:text-style-name="P1" draw:layer="layout" svg:x1="13.18cm" svg:y1="12.791cm" svg:x2="13.181cm" svg:y2="14.083cm" draw:start-shape="id3" draw:start-glue-point="2" svg:d="M13180 12791v897h1v395" svg:viewBox="0 0 2 1293">
          <text:p/>
        </draw:connector>
        <draw:connector draw:style-name="gr39" draw:text-style-name="P1" draw:layer="layout" svg:x1="12.114cm" svg:y1="11.648cm" svg:x2="11.052cm" svg:y2="11.654cm" draw:start-shape="id3" draw:start-glue-point="3" svg:d="M12114 11648h-781v6h-281" svg:viewBox="0 0 1063 7">
          <text:p/>
        </draw:connector>
        <draw:custom-shape draw:style-name="gr40" draw:text-style-name="P1" draw:layer="layout" svg:width="4.826cm" svg:height="11.938cm" svg:x="9.763cm" svg:y="3.0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2:35:55.491018683</meta:creation-date>
    <dc:date>2019-11-14T17:49:59.535888221</dc:date>
    <meta:editing-duration>PT1H58M25S</meta:editing-duration>
    <meta:editing-cycles>9</meta:editing-cycles>
    <meta:generator>LibreOffice/6.0.7.3$Linux_X86_64 LibreOffice_project/00m0$Build-3</meta:generator>
    <meta:document-statistic meta:object-count="71"/>
  </office:meta>
</office:document-meta>
</file>